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5000000DCC3BF65CC73F1A717.png" manifest:media-type="image/png"/>
  <manifest:file-entry manifest:full-path="Pictures/1000020100000258000001B9F4A3F7528D05B216.png" manifest:media-type="image/png"/>
  <manifest:file-entry manifest:full-path="Pictures/10000201000001B10000028A081A72FE4EDF1DBC.png" manifest:media-type="image/png"/>
  <manifest:file-entry manifest:full-path="Pictures/10000201000002580000018F9AC380AD6A760F52.png" manifest:media-type="image/png"/>
  <manifest:file-entry manifest:full-path="Pictures/10000201000007290000043824CAEB08D585DD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.382cm" svg:height="1.016cm" svg:x="5.801cm" svg:y="7.62cm">
          <draw:image xlink:href="Pictures/1000020100000258000001B9F4A3F7528D05B216.png" xlink:type="simple" xlink:show="embed" xlink:actuate="onLoad">
            <text:p/>
          </draw:image>
        </draw:frame>
        <draw:frame draw:style-name="gr1" draw:text-style-name="P1" xml:id="id2" draw:id="id2" draw:layer="layout" svg:width="2.794cm" svg:height="4.194cm" svg:x="1.524cm" svg:y="10.887cm">
          <draw:image xlink:href="Pictures/10000201000001B10000028A081A72FE4EDF1DBC.png" xlink:type="simple" xlink:show="embed" xlink:actuate="onLoad">
            <text:p/>
          </draw:image>
        </draw:frame>
        <draw:frame draw:style-name="gr1" draw:text-style-name="P1" xml:id="id4" draw:id="id4" draw:layer="layout" svg:width="2.953cm" svg:height="1.74cm" svg:x="6.096cm" svg:y="10.922cm">
          <draw:image xlink:href="Pictures/10000201000007290000043824CAEB08D585DD17.png" xlink:type="simple" xlink:show="embed" xlink:actuate="onLoad">
            <text:p/>
          </draw:image>
        </draw:frame>
        <draw:frame draw:style-name="gr1" draw:text-style-name="P1" xml:id="id3" draw:id="id3" draw:layer="layout" svg:width="2.794cm" svg:height="4.194cm" svg:x="3.302cm" svg:y="10.887cm">
          <draw:image xlink:href="Pictures/10000201000001B10000028A081A72FE4EDF1DBC.png" xlink:type="simple" xlink:show="embed" xlink:actuate="onLoad">
            <text:p/>
          </draw:image>
        </draw:frame>
        <draw:frame draw:style-name="gr1" draw:text-style-name="P1" xml:id="id8" draw:id="id8" draw:layer="layout" svg:width="2.953cm" svg:height="1.74cm" svg:x="23.622cm" svg:y="11.4cm">
          <draw:image xlink:href="Pictures/10000201000007290000043824CAEB08D585DD17.png" xlink:type="simple" xlink:show="embed" xlink:actuate="onLoad">
            <text:p/>
          </draw:image>
        </draw:frame>
        <draw:frame draw:style-name="gr1" draw:text-style-name="P1" xml:id="id7" draw:id="id7" draw:layer="layout" svg:width="2.953cm" svg:height="1.74cm" svg:x="20.828cm" svg:y="11.438cm">
          <draw:image xlink:href="Pictures/10000201000007290000043824CAEB08D585DD17.png" xlink:type="simple" xlink:show="embed" xlink:actuate="onLoad">
            <text:p/>
          </draw:image>
        </draw:frame>
        <draw:frame draw:style-name="gr1" draw:text-style-name="P1" xml:id="id6" draw:id="id6" draw:layer="layout" svg:width="3.107cm" svg:height="2.066cm" svg:x="16.959cm" svg:y="11.312cm">
          <draw:image xlink:href="Pictures/10000201000002580000018F9AC380AD6A760F52.png" xlink:type="simple" xlink:show="embed" xlink:actuate="onLoad">
            <text:p/>
          </draw:image>
        </draw:frame>
        <draw:frame draw:style-name="gr1" draw:text-style-name="P1" xml:id="id5" draw:id="id5" draw:layer="layout" svg:width="1.382cm" svg:height="1.016cm" svg:x="19.05cm" svg:y="7.874cm">
          <draw:image xlink:href="Pictures/1000020100000258000001B9F4A3F7528D05B216.png" xlink:type="simple" xlink:show="embed" xlink:actuate="onLoad">
            <text:p/>
          </draw:image>
        </draw:frame>
        <draw:connector draw:style-name="gr2" draw:text-style-name="P1" draw:layer="layout" svg:x1="6.492cm" svg:y1="8.636cm" svg:x2="2.921cm" svg:y2="10.887cm" draw:start-shape="id1" draw:start-glue-point="2" draw:end-shape="id2" svg:d="M6492 8636v1126h-3571v1125" svg:viewBox="0 0 3572 2252">
          <text:p/>
        </draw:connector>
        <draw:connector draw:style-name="gr2" draw:text-style-name="P1" draw:layer="layout" svg:x1="6.492cm" svg:y1="8.636cm" svg:x2="4.699cm" svg:y2="10.887cm" draw:start-shape="id1" draw:start-glue-point="2" draw:end-shape="id3" svg:d="M6492 8636v1126h-1793v1125" svg:viewBox="0 0 1794 2252">
          <text:p/>
        </draw:connector>
        <draw:connector draw:style-name="gr2" draw:text-style-name="P1" draw:layer="layout" svg:x1="6.492cm" svg:y1="8.636cm" svg:x2="7.572cm" svg:y2="10.922cm" draw:start-shape="id1" draw:start-glue-point="2" draw:end-shape="id4" svg:d="M6492 8636v1143h1080v1143" svg:viewBox="0 0 1081 2287">
          <text:p/>
        </draw:connector>
        <draw:connector draw:style-name="gr2" draw:text-style-name="P1" draw:layer="layout" svg:x1="19.741cm" svg:y1="8.89cm" svg:x2="18.512cm" svg:y2="11.312cm" draw:start-shape="id5" draw:start-glue-point="2" draw:end-shape="id6" svg:d="M19741 8890v1211h-1229v1211" svg:viewBox="0 0 1230 2423">
          <text:p/>
        </draw:connector>
        <draw:connector draw:style-name="gr2" draw:text-style-name="P1" draw:layer="layout" svg:x1="19.741cm" svg:y1="8.89cm" svg:x2="22.304cm" svg:y2="11.438cm" draw:start-shape="id5" draw:start-glue-point="2" draw:end-shape="id7" svg:d="M19741 8890v1274h2563v1274" svg:viewBox="0 0 2564 2549">
          <text:p/>
        </draw:connector>
        <draw:connector draw:style-name="gr2" draw:text-style-name="P1" draw:layer="layout" svg:x1="19.741cm" svg:y1="8.89cm" svg:x2="25.098cm" svg:y2="11.4cm" draw:start-shape="id5" draw:start-glue-point="2" draw:end-shape="id8" svg:d="M19741 8890v1255h5357v1255" svg:viewBox="0 0 5358 2511">
          <text:p/>
        </draw:connector>
        <draw:frame draw:style-name="gr1" draw:text-style-name="P1" xml:id="id9" draw:id="id9" draw:layer="layout" svg:width="5.588cm" svg:height="5.367cm" svg:x="9.398cm" svg:y="3.048cm">
          <draw:image xlink:href="Pictures/10000201000000E5000000DCC3BF65CC73F1A717.png" xlink:type="simple" xlink:show="embed" xlink:actuate="onLoad">
            <text:p/>
          </draw:image>
        </draw:frame>
        <draw:connector draw:style-name="gr2" draw:text-style-name="P1" draw:layer="layout" svg:x1="6.492cm" svg:y1="7.62cm" svg:x2="9.398cm" svg:y2="5.731cm" draw:start-shape="id1" draw:start-glue-point="0" draw:end-shape="id9" svg:d="M6492 7620v-1889h2906" svg:viewBox="0 0 2907 1890">
          <text:p/>
        </draw:connector>
        <draw:connector draw:style-name="gr2" draw:text-style-name="P1" draw:layer="layout" svg:x1="19.741cm" svg:y1="7.874cm" svg:x2="14.986cm" svg:y2="5.731cm" draw:start-shape="id5" draw:start-glue-point="0" draw:end-shape="id9" svg:d="M19741 7874v-2143h-4755" svg:viewBox="0 0 4756 2144">
          <text:p/>
        </draw:connector>
        <draw:frame draw:style-name="gr3" draw:text-style-name="P2" draw:layer="layout" svg:width="4.325cm" svg:height="0.725cm" svg:x="20.059cm" svg:y="6.895cm">
          <draw:text-box>
            <text:p>Public Ip Address_N</text:p>
          </draw:text-box>
        </draw:frame>
        <draw:frame draw:style-name="gr3" draw:text-style-name="P2" draw:layer="layout" svg:width="4.257cm" svg:height="0.725cm" svg:x="1.778cm" svg:y="6.858cm">
          <draw:text-box>
            <text:p>Public Ip Address_1</text:p>
          </draw:text-box>
        </draw:frame>
        <draw:frame draw:style-name="gr4" draw:text-style-name="P2" draw:layer="layout" svg:width="1.954cm" svg:height="0.725cm" svg:x="0.84cm" svg:y="10.197cm">
          <draw:text-box>
            <text:p>Port_1</text:p>
          </draw:text-box>
        </draw:frame>
        <draw:frame draw:style-name="gr4" draw:text-style-name="P2" draw:layer="layout" svg:width="1.954cm" svg:height="0.725cm" svg:x="0.84cm" svg:y="10.198cm">
          <draw:text-box>
            <text:p>Port_1</text:p>
          </draw:text-box>
        </draw:frame>
        <draw:frame draw:style-name="gr4" draw:text-style-name="P2" draw:layer="layout" svg:width="1.954cm" svg:height="0.725cm" svg:x="3.126cm" svg:y="10.26cm">
          <draw:text-box>
            <text:p>Port_2</text:p>
          </draw:text-box>
        </draw:frame>
        <draw:frame draw:style-name="gr4" draw:text-style-name="P2" draw:layer="layout" svg:width="1.954cm" svg:height="0.725cm" svg:x="20.726cm" svg:y="10.261cm">
          <draw:text-box>
            <text:p>Port_2</text:p>
          </draw:text-box>
        </draw:frame>
        <draw:frame draw:style-name="gr4" draw:text-style-name="P2" draw:layer="layout" svg:width="1.954cm" svg:height="0.725cm" svg:x="5.842cm" svg:y="10.197cm">
          <draw:text-box>
            <text:p>Port_N</text:p>
          </draw:text-box>
        </draw:frame>
        <draw:frame draw:style-name="gr4" draw:text-style-name="P2" draw:layer="layout" svg:width="1.954cm" svg:height="0.725cm" svg:x="16.842cm" svg:y="10.16cm">
          <draw:text-box>
            <text:p>Port_1</text:p>
          </draw:text-box>
        </draw:frame>
        <draw:frame draw:style-name="gr4" draw:text-style-name="P2" draw:layer="layout" svg:width="1.954cm" svg:height="0.725cm" svg:x="23.368cm" svg:y="10.197cm">
          <draw:text-box>
            <text:p>Port_N</text:p>
          </draw:text-box>
        </draw:frame>
        <draw:frame draw:style-name="gr5" draw:text-style-name="P2" draw:layer="layout" svg:width="1.924cm" svg:height="0.725cm" svg:x="2.14cm" svg:y="15.081cm">
          <draw:text-box>
            <text:p>Worker</text:p>
          </draw:text-box>
        </draw:frame>
        <draw:frame draw:style-name="gr5" draw:text-style-name="P2" draw:layer="layout" svg:width="1.924cm" svg:height="0.725cm" svg:x="4.04cm" svg:y="15.082cm">
          <draw:text-box>
            <text:p>Worker</text:p>
          </draw:text-box>
        </draw:frame>
        <draw:frame draw:style-name="gr5" draw:text-style-name="P2" draw:layer="layout" svg:width="1.924cm" svg:height="0.725cm" svg:x="6.44cm" svg:y="12.882cm">
          <draw:text-box>
            <text:p>Worker</text:p>
          </draw:text-box>
        </draw:frame>
        <draw:frame draw:style-name="gr5" draw:text-style-name="P2" draw:layer="layout" svg:width="1.924cm" svg:height="0.725cm" svg:x="17.38cm" svg:y="13.753cm">
          <draw:text-box>
            <text:p>Worker</text:p>
          </draw:text-box>
        </draw:frame>
        <draw:frame draw:style-name="gr5" draw:text-style-name="P2" draw:layer="layout" svg:width="1.924cm" svg:height="0.725cm" svg:x="21.336cm" svg:y="13.753cm">
          <draw:text-box>
            <text:p>Worker</text:p>
          </draw:text-box>
        </draw:frame>
        <draw:frame draw:style-name="gr5" draw:text-style-name="P2" draw:layer="layout" svg:width="1.924cm" svg:height="0.725cm" svg:x="24.238cm" svg:y="13.753cm">
          <draw:text-box>
            <text:p>Worker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xml:id="id10" draw:id="id10" draw:layer="layout" svg:width="1.382cm" svg:height="1.016cm" svg:x="5.801cm" svg:y="7.62cm">
          <draw:image xlink:href="Pictures/1000020100000258000001B9F4A3F7528D05B216.png" xlink:type="simple" xlink:show="embed" xlink:actuate="onLoad">
            <text:p/>
          </draw:image>
        </draw:frame>
        <draw:frame draw:style-name="gr1" draw:text-style-name="P1" xml:id="id11" draw:id="id11" draw:layer="layout" svg:width="2.794cm" svg:height="4.194cm" svg:x="3.302cm" svg:y="10.887cm">
          <draw:image xlink:href="Pictures/10000201000001B10000028A081A72FE4EDF1DBC.png" xlink:type="simple" xlink:show="embed" xlink:actuate="onLoad">
            <text:p/>
          </draw:image>
        </draw:frame>
        <draw:frame draw:style-name="gr1" draw:text-style-name="P1" xml:id="id15" draw:id="id15" draw:layer="layout" svg:width="2.953cm" svg:height="1.74cm" svg:x="23.622cm" svg:y="11.4cm">
          <draw:image xlink:href="Pictures/10000201000007290000043824CAEB08D585DD17.png" xlink:type="simple" xlink:show="embed" xlink:actuate="onLoad">
            <text:p/>
          </draw:image>
        </draw:frame>
        <draw:frame draw:style-name="gr1" draw:text-style-name="P1" xml:id="id14" draw:id="id14" draw:layer="layout" svg:width="2.953cm" svg:height="1.74cm" svg:x="20.828cm" svg:y="11.438cm">
          <draw:image xlink:href="Pictures/10000201000007290000043824CAEB08D585DD17.png" xlink:type="simple" xlink:show="embed" xlink:actuate="onLoad">
            <text:p/>
          </draw:image>
        </draw:frame>
        <draw:frame draw:style-name="gr1" draw:text-style-name="P1" xml:id="id13" draw:id="id13" draw:layer="layout" svg:width="3.107cm" svg:height="2.066cm" svg:x="16.959cm" svg:y="11.312cm">
          <draw:image xlink:href="Pictures/10000201000002580000018F9AC380AD6A760F52.png" xlink:type="simple" xlink:show="embed" xlink:actuate="onLoad">
            <text:p/>
          </draw:image>
        </draw:frame>
        <draw:frame draw:style-name="gr1" draw:text-style-name="P1" xml:id="id12" draw:id="id12" draw:layer="layout" svg:width="1.382cm" svg:height="1.016cm" svg:x="19.05cm" svg:y="7.874cm">
          <draw:image xlink:href="Pictures/1000020100000258000001B9F4A3F7528D05B216.png" xlink:type="simple" xlink:show="embed" xlink:actuate="onLoad">
            <text:p/>
          </draw:image>
        </draw:frame>
        <draw:connector draw:style-name="gr2" draw:text-style-name="P1" draw:layer="layout" svg:x1="6.492cm" svg:y1="8.636cm" svg:x2="4.699cm" svg:y2="10.887cm" draw:start-shape="id10" draw:start-glue-point="2" draw:end-shape="id11" svg:d="M6492 8636v1126h-1793v1125" svg:viewBox="0 0 1794 2252">
          <text:p/>
        </draw:connector>
        <draw:connector draw:style-name="gr2" draw:text-style-name="P1" draw:layer="layout" svg:x1="19.741cm" svg:y1="8.89cm" svg:x2="18.512cm" svg:y2="11.312cm" draw:start-shape="id12" draw:start-glue-point="2" draw:end-shape="id13" svg:d="M19741 8890v1211h-1229v1211" svg:viewBox="0 0 1230 2423">
          <text:p/>
        </draw:connector>
        <draw:connector draw:style-name="gr2" draw:text-style-name="P1" draw:layer="layout" svg:x1="19.741cm" svg:y1="8.89cm" svg:x2="22.304cm" svg:y2="11.438cm" draw:start-shape="id12" draw:start-glue-point="2" draw:end-shape="id14" svg:d="M19741 8890v1274h2563v1274" svg:viewBox="0 0 2564 2549">
          <text:p/>
        </draw:connector>
        <draw:connector draw:style-name="gr2" draw:text-style-name="P1" draw:layer="layout" svg:x1="19.741cm" svg:y1="8.89cm" svg:x2="25.098cm" svg:y2="11.4cm" draw:start-shape="id12" draw:start-glue-point="2" draw:end-shape="id15" svg:d="M19741 8890v1255h5357v1255" svg:viewBox="0 0 5358 2511">
          <text:p/>
        </draw:connector>
        <draw:frame draw:style-name="gr1" draw:text-style-name="P1" xml:id="id16" draw:id="id16" draw:layer="layout" svg:width="5.588cm" svg:height="5.367cm" svg:x="9.398cm" svg:y="3.048cm">
          <draw:image xlink:href="Pictures/10000201000000E5000000DCC3BF65CC73F1A717.png" xlink:type="simple" xlink:show="embed" xlink:actuate="onLoad">
            <text:p/>
          </draw:image>
        </draw:frame>
        <draw:connector draw:style-name="gr2" draw:text-style-name="P1" draw:layer="layout" svg:x1="6.492cm" svg:y1="7.62cm" svg:x2="9.398cm" svg:y2="5.731cm" draw:start-shape="id10" draw:start-glue-point="0" draw:end-shape="id16" svg:d="M6492 7620v-1889h2906" svg:viewBox="0 0 2907 1890">
          <text:p/>
        </draw:connector>
        <draw:connector draw:style-name="gr2" draw:text-style-name="P1" draw:layer="layout" svg:x1="19.741cm" svg:y1="7.874cm" svg:x2="14.986cm" svg:y2="5.731cm" draw:start-shape="id12" draw:start-glue-point="0" draw:end-shape="id16" svg:d="M19741 7874v-2143h-4755" svg:viewBox="0 0 4756 2144">
          <text:p/>
        </draw:connector>
        <draw:frame draw:style-name="gr3" draw:text-style-name="P2" draw:layer="layout" svg:width="4.325cm" svg:height="0.725cm" svg:x="20.059cm" svg:y="6.895cm">
          <draw:text-box>
            <text:p>Public Ip Address_N</text:p>
          </draw:text-box>
        </draw:frame>
        <draw:frame draw:style-name="gr3" draw:text-style-name="P2" draw:layer="layout" svg:width="4.257cm" svg:height="0.725cm" svg:x="1.778cm" svg:y="6.858cm">
          <draw:text-box>
            <text:p>Public Ip Address_1</text:p>
          </draw:text-box>
        </draw:frame>
        <draw:frame draw:style-name="gr4" draw:text-style-name="P2" draw:layer="layout" svg:width="1.954cm" svg:height="0.725cm" svg:x="3.126cm" svg:y="10.26cm">
          <draw:text-box>
            <text:p>Port_X</text:p>
          </draw:text-box>
        </draw:frame>
        <draw:frame draw:style-name="gr4" draw:text-style-name="P2" draw:layer="layout" svg:width="1.954cm" svg:height="0.725cm" svg:x="20.726cm" svg:y="10.261cm">
          <draw:text-box>
            <text:p>Port_2</text:p>
          </draw:text-box>
        </draw:frame>
        <draw:frame draw:style-name="gr4" draw:text-style-name="P2" draw:layer="layout" svg:width="1.954cm" svg:height="0.725cm" svg:x="16.842cm" svg:y="10.16cm">
          <draw:text-box>
            <text:p>Port_1</text:p>
          </draw:text-box>
        </draw:frame>
        <draw:frame draw:style-name="gr4" draw:text-style-name="P2" draw:layer="layout" svg:width="1.954cm" svg:height="0.725cm" svg:x="23.368cm" svg:y="10.197cm">
          <draw:text-box>
            <text:p>Port_N</text:p>
          </draw:text-box>
        </draw:frame>
        <draw:frame draw:style-name="gr5" draw:text-style-name="P2" draw:layer="layout" svg:width="1.924cm" svg:height="0.725cm" svg:x="4.04cm" svg:y="15.082cm">
          <draw:text-box>
            <text:p>Worker</text:p>
          </draw:text-box>
        </draw:frame>
        <draw:frame draw:style-name="gr5" draw:text-style-name="P2" draw:layer="layout" svg:width="1.924cm" svg:height="0.725cm" svg:x="6.44cm" svg:y="12.882cm">
          <draw:text-box>
            <text:p>Worker</text:p>
          </draw:text-box>
        </draw:frame>
        <draw:frame draw:style-name="gr5" draw:text-style-name="P2" draw:layer="layout" svg:width="1.924cm" svg:height="0.725cm" svg:x="17.38cm" svg:y="13.753cm">
          <draw:text-box>
            <text:p>Worker</text:p>
          </draw:text-box>
        </draw:frame>
        <draw:frame draw:style-name="gr5" draw:text-style-name="P2" draw:layer="layout" svg:width="1.924cm" svg:height="0.725cm" svg:x="21.336cm" svg:y="13.753cm">
          <draw:text-box>
            <text:p>Worker</text:p>
          </draw:text-box>
        </draw:frame>
        <draw:frame draw:style-name="gr5" draw:text-style-name="P2" draw:layer="layout" svg:width="1.924cm" svg:height="0.725cm" svg:x="24.238cm" svg:y="13.753cm">
          <draw:text-box>
            <text:p>Work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4" draw:layer="layout" svg:width="7.366cm" svg:height="0.725cm" svg:x="8.89cm" svg:y="15.24cm">
          <draw:text-box>
            <text:p text:style-name="P1">Linux</text:p>
          </draw:text-box>
        </draw:frame>
        <draw:frame draw:style-name="gr7" draw:text-style-name="P4" draw:layer="layout" svg:width="7.366cm" svg:height="0.725cm" svg:x="8.89cm" svg:y="14.224cm">
          <draw:text-box>
            <text:p text:style-name="P1">Erlang vm</text:p>
          </draw:text-box>
        </draw:frame>
        <draw:frame draw:style-name="gr7" draw:text-style-name="P4" draw:layer="layout" svg:width="4.872cm" svg:height="0.725cm" svg:x="8.844cm" svg:y="13.308cm">
          <draw:text-box>
            <text:p text:style-name="P1">Loader</text:p>
          </draw:text-box>
        </draw:frame>
        <draw:frame draw:style-name="gr7" draw:text-style-name="P4" draw:layer="layout" svg:width="3.556cm" svg:height="0.725cm" svg:x="8.904cm" svg:y="12.397cm">
          <draw:text-box>
            <text:p text:style-name="P1">Kubelet</text:p>
          </draw:text-box>
        </draw:frame>
        <draw:frame draw:style-name="gr7" draw:text-style-name="P4" draw:layer="layout" svg:width="1.874cm" svg:height="0.725cm" svg:x="12.6cm" svg:y="12.446cm">
          <draw:text-box>
            <text:p text:style-name="P1">Lib</text:p>
          </draw:text-box>
        </draw:frame>
        <draw:g>
          <draw:frame draw:style-name="gr8" draw:text-style-name="P5" draw:layer="layout" svg:width="5.888cm" svg:height="1.673cm" svg:x="8.89cm" svg:y="9.503cm">
            <draw:text-box>
              <text:p text:style-name="P1">Erlang Applications<text:line-break/>gen_server<text:line-break/>functions</text:p>
            </draw:text-box>
          </draw:frame>
          <draw:frame draw:style-name="gr8" draw:text-style-name="P5" draw:layer="layout" svg:width="5.888cm" svg:height="1.673cm" svg:x="9.19cm" svg:y="9.304cm">
            <draw:text-box>
              <text:p text:style-name="P1">Erlang Applications<text:line-break/>gen_server<text:line-break/>functions</text:p>
            </draw:text-box>
          </draw:frame>
          <draw:frame draw:style-name="gr8" draw:text-style-name="P5" draw:layer="layout" svg:width="5.888cm" svg:height="1.673cm" svg:x="9.49cm" svg:y="9.104cm">
            <draw:text-box>
              <text:p text:style-name="P1">Erlang Applications<text:line-break/>gen_server<text:line-break/>functions</text:p>
            </draw:text-box>
          </draw:frame>
          <draw:frame draw:style-name="gr8" draw:text-style-name="P5" draw:layer="layout" svg:width="5.888cm" svg:height="1.673cm" svg:x="9.69cm" svg:y="8.904cm">
            <draw:text-box>
              <text:p text:style-name="P1">Erlang Applications<text:line-break/>gen_server<text:line-break/>functions</text:p>
            </draw:text-box>
          </draw:frame>
        </draw:g>
        <draw:frame draw:style-name="gr7" draw:text-style-name="P4" draw:layer="layout" svg:width="3.556cm" svg:height="0.725cm" svg:x="8.904cm" svg:y="11.498cm">
          <draw:text-box>
            <text:p text:style-name="P1">Ssl server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20:52:11.168949837</meta:creation-date>
    <dc:date>2019-05-01T21:57:15.491857774</dc:date>
    <meta:editing-duration>PT14M56S</meta:editing-duration>
    <meta:editing-cycles>4</meta:editing-cycles>
    <meta:generator>LibreOffice/5.1.6.2$Linux_X86_64 LibreOffice_project/10m0$Build-2</meta:generator>
    <meta:document-statistic meta:object-count="94"/>
  </office:meta>
</office:document-meta>
</file>